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46000004188171EB23.png" manifest:media-type="image/png"/>
  <manifest:file-entry manifest:full-path="Pictures/100000010000078000000438BE9EDBDF.png" manifest:media-type="image/png"/>
  <manifest:file-entry manifest:full-path="Pictures/10000001000004F3000002C990392DA3.png" manifest:media-type="image/png"/>
  <manifest:file-entry manifest:full-path="Pictures/1000000100000746000004185D62EA0E.png" manifest:media-type="image/png"/>
  <manifest:file-entry manifest:full-path="Pictures/1000000100000746000004186E31184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DEVOPS - FINAL PROJECT</text:span><text:span text:style-name="T1"/></text:p>
      <text:p text:style-name="P2" loext:marker-style-name="T1"><text:bookmark text:name="_GoBack"/></text:p>
      <text:p text:style-name="P2" loext:marker-style-name="T1"/>
      <text:p text:style-name="P1" loext:marker-style-name="T1"><draw:frame draw:style-name="fr1" draw:name="Picture 1" text:anchor-type="as-char" svg:width="5.7598in" svg:height="3.2402in" draw:z-index="0"><draw:image xlink:href="Pictures/1000000100000746000004186E31184F.png" xlink:type="simple" xlink:show="embed" xlink:actuate="onLoad" draw:mime-type="image/png"/><svg:desc>Screenshot (53)</svg:desc></draw:frame></text:p>
      <text:p text:style-name="P2" loext:marker-style-name="T1"/>
      <text:p text:style-name="P2" loext:marker-style-name="T1"/>
      <text:p text:style-name="P1" loext:marker-style-name="T1"><draw:frame draw:style-name="fr1" draw:name="Picture 2" text:anchor-type="as-char" svg:width="5.7598in" svg:height="3.2402in" draw:z-index="1"><draw:image xlink:href="Pictures/1000000100000746000004185D62EA0E.png" xlink:type="simple" xlink:show="embed" xlink:actuate="onLoad" draw:mime-type="image/png"/><svg:desc>Screenshot (52)</svg:desc></draw:frame></text:p>
      <text:p text:style-name="P2" loext:marker-style-name="T1"/>
      <text:p text:style-name="P4" loext:marker-style-name="T1"><text:soft-page-break/><draw:frame draw:style-name="fr1" draw:name="Picture 3" text:anchor-type="as-char" svg:width="5.7598in" svg:height="3.2402in" draw:z-index="2"><draw:image xlink:href="Pictures/100000010000078000000438BE9EDBDF.png" xlink:type="simple" xlink:show="embed" xlink:actuate="onLoad" draw:mime-type="image/png"/><svg:desc>Screenshot (49)</svg:desc></draw:frame></text:p>
      <text:p text:style-name="P3" loext:marker-style-name="T1"/>
      <text:p text:style-name="P4" loext:marker-style-name="T1"><draw:frame draw:style-name="fr1" draw:name="Picture 4" text:anchor-type="as-char" svg:width="5.7598in" svg:height="3.2402in" draw:z-index="3"><draw:image xlink:href="Pictures/1000000100000746000004188171EB23.png" xlink:type="simple" xlink:show="embed" xlink:actuate="onLoad" draw:mime-type="image/png"/><svg:desc>Screenshot (50)</svg:desc></draw:frame></text:p>
      <text:p text:style-name="P3" loext:marker-style-name="T1"/>
      <text:p text:style-name="P4" loext:marker-style-name="T1"><text:soft-page-break/><draw:frame draw:style-name="fr1" draw:name="Picture 5" text:anchor-type="as-char" svg:width="5.7598in" svg:height="3.2402in" draw:z-index="4"><draw:image xlink:href="Pictures/10000001000004F3000002C990392DA3.png" xlink:type="simple" xlink:show="embed" xlink:actuate="onLoad" draw:mime-type="image/png"/><svg:desc>Screenshot (51)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等线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US" style:letter-kerning="false" style:font-name-asian="等线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等线" style:font-family-asian="等线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主题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9T09:31:00</meta:creation-date>
    <meta:initial-creator>Lakshitha</meta:initial-creator>
    <dc:date>2025-03-29T15:12:35.170346849</dc:date>
    <meta:editing-cycles>2</meta:editing-cycles>
    <meta:editing-duration>PT6M38S</meta:editing-duration>
    <meta:generator>LibreOffice/24.2.7.2$Linux_X86_64 LibreOffice_project/420$Build-2</meta:generator>
    <meta:document-statistic meta:table-count="0" meta:image-count="5" meta:object-count="0" meta:page-count="3" meta:paragraph-count="6" meta:word-count="4" meta:character-count="22" meta:non-whitespace-character-count="19"/>
    <meta:user-defined meta:name="ICV">D2D02D98637646DD995596E7BBAB7F9D_11</meta:user-defined>
    <meta:user-defined meta:name="KSOProductBuildVer">1033-12.2.0.20782</meta:user-defined>
    <meta:template xlink:type="simple" xlink:actuate="onRequest" xlink:title="Normal.dotm" xlink:href=""/>
  </office:meta>
</office:document-meta>
</file>